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 style:list-style-name="L5">
      <style:text-properties fo:font-size="12pt" style:font-size-asian="10.5pt" style:font-size-complex="12pt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 style:list-style-name="L3">
      <style:paragraph-properties fo:margin-left="-0.9846in" fo:margin-right="0in" fo:text-indent="-0.25in" style:auto-text-indent="false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075in" fo:text-indent="-0.25in" fo:margin-left="0.00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75in" fo:text-indent="-0.25in" fo:margin-left="0.25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Standard"><text:span text:style-name="T1">Pagine da realizzare:</text:span></text:p>
      <text:list xml:id="list626069641" text:style-name="L1">
        <text:list-item>
          <text:p text:style-name="P4">Home (news, nuovi prodotti, offerte, informazioni varie e cool)</text:p>
        </text:list-item>
        <text:list-item>
          <text:p text:style-name="P4">Prodotti (pagina di ricerca)</text:p>
        </text:list-item>
        <text:list-item>
          <text:p text:style-name="P4">Prodotto (pagina del prodotto singolo: recensioni, descrizione prodotto)</text:p>
        </text:list-item>
        <text:list-item>
          <text:p text:style-name="P4">Contattaci (form per invio di un messaggio)</text:p>
        </text:list-item>
        <text:list-item>
          <text:p text:style-name="P4">Registrazione (creazione account)</text:p>
        </text:list-item>
        <text:list-item>
          <text:p text:style-name="P4">Login</text:p>
        </text:list-item>
        <text:list-item>
          <text:p text:style-name="P4">Pagina per l'aggiunta dei prodotti</text:p>
        </text:list-item>
        <text:list-item>
          <text:p text:style-name="P4">Prodotti realizzati su commissione (componi la tua lampada)</text:p>
        </text:list-item>
        <text:list-item>
          <text:p text:style-name="P4">Carrello</text:p>
        </text:list-item>
        <text:list-item>
          <text:p text:style-name="P4">Lisa dei desideri</text:p>
        </text:list-item>
        <text:list-item>
          <text:p text:style-name="P4">Pagina gestione account utente (modifica dati personali es. Nome, Cognome etc...)</text:p>
        </text:list-item>
        <text:list-item>
          <text:p text:style-name="P4">I miei ordini</text:p>
        </text:list-item>
        <text:list-item>
          <text:p text:style-name="P4">Chi siamo (locazione negozio, numeri di telefono, e-mail)</text:p>
        </text:list-item>
        <text:list-item>
          <text:p text:style-name="P4">FAQ (spedizione, rimborsi)</text:p>
        </text:list-item>
        <text:list-item>
          <text:p text:style-name="P4">Ricerca avanzata (puo' essere implementata nella pagina di ricerca originale)</text:p>
        </text:list-item>
      </text:list>
      <text:p text:style-name="Standard"/>
      <text:p text:style-name="P6">Modalita d'accesso:</text:p>
      <text:list xml:id="list815884822" text:style-name="L2">
        <text:list-item>
          <text:p text:style-name="P5">Utente (con diverse categorie volendo es. Utente premium)</text:p>
        </text:list-item>
        <text:list-item>
          <text:p text:style-name="P5">Amministratore</text:p>
        </text:list-item>
        <text:list-item>
          <text:p text:style-name="P5">Visitatore</text:p>
        </text:list-item>
      </text:list>
      <text:p text:style-name="Standard"/>
      <text:p text:style-name="Standard"><text:span text:style-name="T1">Idee random:</text:span></text:p>
      <text:list xml:id="list1017129041" text:style-name="L5">
        <text:list-item>
          <text:p text:style-name="P3">Carrello condiviso</text:p>
        </text:list-item>
        <text:list-item>
          <text:p text:style-name="P3">Collegamenti ad altri social network</text:p>
        </text:list-item>
      </text:list>
      <text:list xml:id="list1273972196" text:style-name="L3">
        <text:list-item>
          <text:p text:style-name="P7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5-11-19T12:52:14</dc:date>
    <dc:creator>FERRARIN [IN3]</dc:creator>
    <meta:editing-duration>PT46M55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24" meta:word-count="131" meta:character-count="838" meta:non-whitespace-character-count="751"/>
  </office:meta>
</office:document-meta>
</file>